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hruti" svg:font-family="Shruti" style:font-family-generic="system" style:font-pitch="variable"/>
  </office:font-face-decls>
  <office:automatic-styles>
    <style:style style:name="P1" style:family="paragraph" style:parent-style-name="Standard">
      <style:text-properties officeooo:paragraph-rsid="000e8715"/>
    </style:style>
    <style:style style:name="P2" style:family="paragraph" style:parent-style-name="Standard">
      <style:text-properties officeooo:paragraph-rsid="000f90a0"/>
    </style:style>
    <style:style style:name="P3" style:family="paragraph" style:parent-style-name="Standard"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11044b" officeooo:paragraph-rsid="0011044b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90a0" officeooo:paragraph-rsid="000f90a0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11044b"/>
    </style:style>
    <style:style style:name="P7" style:family="paragraph" style:parent-style-name="Standard">
      <style:text-properties style:text-underline-style="solid" style:text-underline-width="auto" style:text-underline-color="font-color" officeooo:rsid="001212df" officeooo:paragraph-rsid="001212df"/>
    </style:style>
    <style:style style:name="P8" style:family="paragraph" style:parent-style-name="Standard">
      <style:text-properties style:text-underline-style="solid" style:text-underline-width="auto" style:text-underline-color="font-color" officeooo:rsid="001212df" officeooo:paragraph-rsid="00170a1f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3c6ba"/>
    </style:style>
    <style:style style:name="P10" style:family="paragraph" style:parent-style-name="Standard">
      <style:text-properties officeooo:paragraph-rsid="001212df"/>
    </style:style>
    <style:style style:name="P11" style:family="paragraph" style:parent-style-name="Standard">
      <style:text-properties officeooo:paragraph-rsid="0013c6ba"/>
    </style:style>
    <style:style style:name="P12" style:family="paragraph" style:parent-style-name="Standard">
      <style:text-properties fo:font-weight="normal" officeooo:paragraph-rsid="0013c6ba" style:font-weight-asian="normal" style:font-weight-complex="normal"/>
    </style:style>
    <style:style style:name="P13" style:family="paragraph" style:parent-style-name="Standard">
      <style:text-properties fo:font-weight="normal" officeooo:paragraph-rsid="00170a1f" style:font-weight-asian="normal" style:font-weight-complex="normal"/>
    </style:style>
    <style:style style:name="P14" style:family="paragraph" style:parent-style-name="Standard">
      <style:text-properties officeooo:paragraph-rsid="0015727e"/>
    </style:style>
    <style:style style:name="P15" style:family="paragraph" style:parent-style-name="Standard">
      <style:text-properties officeooo:paragraph-rsid="00170a1f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style:writing-mode="lr-tb"/>
      <style:text-properties officeooo:paragraph-rsid="0011044b"/>
    </style:style>
    <style:style style:name="P18" style:family="paragraph" style:parent-style-name="Standard">
      <style:paragraph-properties style:writing-mode="lr-tb"/>
      <style:text-properties officeooo:paragraph-rsid="0013c6ba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5pt" style:font-weight-complex="bold"/>
    </style:style>
    <style:style style:name="T2" style:family="text">
      <style:text-properties fo:font-size="14pt" style:font-size-asian="14pt" style:font-size-complex="13pt"/>
    </style:style>
    <style:style style:name="T3" style:family="text">
      <style:text-properties fo:font-size="14pt" officeooo:rsid="000e8715" style:font-size-asian="14pt" style:font-size-complex="13pt"/>
    </style:style>
    <style:style style:name="T4" style:family="text">
      <style:text-properties fo:font-size="14pt" officeooo:rsid="000f90a0" style:font-size-asian="14pt" style:font-size-complex="13pt"/>
    </style:style>
    <style:style style:name="T5" style:family="text">
      <style:text-properties fo:font-size="14pt" officeooo:rsid="0011044b" style:font-size-asian="14pt" style:font-size-complex="13pt"/>
    </style:style>
    <style:style style:name="T6" style:family="text">
      <style:text-properties fo:font-size="14pt" officeooo:rsid="001212df" style:font-size-asian="14pt" style:font-size-complex="13pt"/>
    </style:style>
    <style:style style:name="T7" style:family="text">
      <style:text-properties fo:font-size="14pt" officeooo:rsid="0013c6ba" style:font-size-asian="14pt" style:font-size-complex="13pt"/>
    </style:style>
    <style:style style:name="T8" style:family="text">
      <style:text-properties fo:font-size="14pt" officeooo:rsid="0015727e" style:font-size-asian="14pt" style:font-size-complex="13pt"/>
    </style:style>
    <style:style style:name="T9" style:family="text">
      <style:text-properties fo:font-size="14pt" officeooo:rsid="00170a1f" style:font-size-asian="14pt" style:font-size-complex="13pt"/>
    </style:style>
    <style:style style:name="T10" style:family="text">
      <style:text-properties fo:font-size="14pt" fo:font-weight="bold" style:font-size-asian="14pt" style:font-weight-asian="bold" style:font-size-complex="13pt" style:font-weight-complex="bold"/>
    </style:style>
    <style:style style:name="T11" style:family="text">
      <style:text-properties fo:font-size="14pt" fo:font-weight="bold" officeooo:rsid="000e8715" style:font-size-asian="14pt" style:font-weight-asian="bold" style:font-size-complex="13pt" style:font-weight-complex="bold"/>
    </style:style>
    <style:style style:name="T12" style:family="text">
      <style:text-properties fo:font-size="14pt" fo:font-weight="bold" officeooo:rsid="000f90a0" style:font-size-asian="14pt" style:font-weight-asian="bold" style:font-size-complex="13pt" style:font-weight-complex="bold"/>
    </style:style>
    <style:style style:name="T13" style:family="text">
      <style:text-properties fo:font-size="14pt" fo:font-weight="bold" officeooo:rsid="0011044b" style:font-size-asian="14pt" style:font-weight-asian="bold" style:font-size-complex="13pt" style:font-weight-complex="bold"/>
    </style:style>
    <style:style style:name="T14" style:family="text">
      <style:text-properties fo:font-size="14pt" fo:font-weight="bold" officeooo:rsid="001212df" style:font-size-asian="14pt" style:font-weight-asian="bold" style:font-size-complex="13pt" style:font-weight-complex="bold"/>
    </style:style>
    <style:style style:name="T15" style:family="text">
      <style:text-properties fo:font-size="14pt" fo:font-weight="bold" officeooo:rsid="0013c6ba" style:font-size-asian="14pt" style:font-weight-asian="bold" style:font-size-complex="13pt" style:font-weight-complex="bold"/>
    </style:style>
    <style:style style:name="T16" style:family="text">
      <style:text-properties fo:font-size="14pt" fo:font-weight="normal" officeooo:rsid="000e8715" style:font-size-asian="14pt" style:font-weight-asian="normal" style:font-size-complex="13pt" style:font-weight-complex="normal"/>
    </style:style>
    <style:style style:name="T17" style:family="text">
      <style:text-properties fo:font-size="14pt" fo:font-weight="normal" officeooo:rsid="001212df" style:font-size-asian="14pt" style:font-weight-asian="normal" style:font-size-complex="13pt" style:font-weight-complex="normal"/>
    </style:style>
    <style:style style:name="T18" style:family="text">
      <style:text-properties fo:font-size="14pt" fo:font-weight="normal" officeooo:rsid="0013c6ba" style:font-size-asian="14pt" style:font-weight-asian="normal" style:font-size-complex="13pt" style:font-weight-complex="normal"/>
    </style:style>
    <style:style style:name="T19" style:family="text">
      <style:text-properties fo:font-size="14pt" fo:font-weight="normal" officeooo:rsid="0015727e" style:font-size-asian="14pt" style:font-weight-asian="normal" style:font-size-complex="13pt" style:font-weight-complex="normal"/>
    </style:style>
    <style:style style:name="T20" style:family="text">
      <style:text-properties fo:font-size="14pt" fo:font-weight="normal" officeooo:rsid="00170a1f" style:font-size-asian="14pt" style:font-weight-asian="normal" style:font-size-complex="13pt" style:font-weight-complex="normal"/>
    </style:style>
    <style:style style:name="T21" style:family="text">
      <style:text-properties fo:font-size="14pt" fo:font-weight="normal" officeooo:rsid="000f90a0" style:font-size-asian="14pt" style:font-weight-asian="normal" style:font-size-complex="13pt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text:span text:style-name="T1">Software Requirement Specification</text:span></text:p>
      <text:p text:style-name="P5"><text:span text:style-name="T22">Tourism</text:span></text:p>
      <text:p text:style-name="P3"/>
      <text:p text:style-name="P4">TOURIST</text:p>
      <text:p text:style-name="P6"><text:span text:style-name="T2">R1 : </text:span><text:span text:style-name="T13">Log-in</text:span></text:p>
      <text:p text:style-name="P6"><text:span text:style-name="T2"><text:tab/>R1.1 : </text:span><text:span text:style-name="T5">Log-in</text:span></text:p>
      <text:p text:style-name="P17"><text:span text:style-name="T5"><text:tab/><text:tab/></text:span><text:span text:style-name="T7">INPUT : User credentials </text:span></text:p>
      <text:p text:style-name="P17"><text:span text:style-name="T7"><text:tab/><text:tab/>OUTPUT : Appropriate message</text:span></text:p>
      <text:p text:style-name="P6"><text:span text:style-name="T2"><text:tab/>R1.2 : Sign-Up</text:span></text:p>
      <text:p text:style-name="P11"><text:span text:style-name="T2"><text:tab/><text:tab/></text:span><text:span text:style-name="T7">INPUT : User credentials </text:span></text:p>
      <text:p text:style-name="P11"><text:span text:style-name="T7"><text:tab/><text:tab/>OUTPUT : Appropriate message</text:span></text:p>
      <text:p text:style-name="P6"><text:span text:style-name="T2">R2 : </text:span><text:span text:style-name="T13">Travel</text:span><text:span text:style-name="T5"> </text:span><text:span text:style-name="T10">Packages</text:span></text:p>
      <text:p text:style-name="P6"><text:span text:style-name="T2"><text:tab/>R2.1 : Search/</text:span><text:span text:style-name="T3">navigate</text:span><text:span text:style-name="T2"> Packages</text:span></text:p>
      <text:p text:style-name="P18"><text:span text:style-name="T2"><text:tab/><text:tab/></text:span><text:span text:style-name="T7">INPUT : User choice</text:span></text:p>
      <text:p text:style-name="P18"><text:span text:style-name="T7"><text:tab/><text:tab/>OUTPUT : Appropriate Package</text:span></text:p>
      <text:p text:style-name="P6"><text:span text:style-name="T2"><text:tab/>R2.</text:span><text:span text:style-name="T4">2</text:span><text:span text:style-name="T2"> : </text:span><text:span text:style-name="T3">Buy</text:span><text:span text:style-name="T2"> Package</text:span></text:p>
      <text:p text:style-name="P11"><text:span text:style-name="T2"><text:tab/><text:tab/></text:span><text:span text:style-name="T7">INPUT : User selection and details</text:span></text:p>
      <text:p text:style-name="P11"><text:span text:style-name="T7"><text:tab/><text:tab/>OUTPUT : Affirmation</text:span></text:p>
      <text:p text:style-name="P6"><text:span text:style-name="T2"><text:tab/></text:span><text:span text:style-name="T4">R2.</text:span><text:span text:style-name="T5">3</text:span><text:span text:style-name="T4"> : Review Packages</text:span></text:p>
      <text:p text:style-name="P11"><text:span text:style-name="T4"><text:tab/><text:tab/></text:span><text:span text:style-name="T7">INPUT : </text:span><text:span text:style-name="T8">Traveler review </text:span></text:p>
      <text:p text:style-name="P11"><text:span text:style-name="T7"><text:tab/><text:tab/>OUTPUT : </text:span><text:span text:style-name="T8">Affirmation message</text:span></text:p>
      <text:p text:style-name="P6"><text:soft-page-break/><text:span text:style-name="T2">R3 : </text:span><text:span text:style-name="T12">Destinations and <text:s/>Activities</text:span></text:p>
      <text:p text:style-name="P6"><text:span text:style-name="T2"><text:tab/>R3.1 : </text:span><text:span text:style-name="T3">Navigate/</text:span><text:span text:style-name="T2">Search Destinations/</text:span><text:span text:style-name="T3">Activities</text:span></text:p>
      <text:p text:style-name="P14"><text:span text:style-name="T3"><text:tab/><text:tab/></text:span><text:span text:style-name="T7">INPUT : </text:span><text:span text:style-name="T8">User choice</text:span><text:span text:style-name="T7"> </text:span></text:p>
      <text:p text:style-name="P14"><text:span text:style-name="T7"><text:tab/><text:tab/>OUTPUT : </text:span><text:span text:style-name="T8">Appropriate Result</text:span></text:p>
      <text:p text:style-name="P6"><text:span text:style-name="T2"><text:tab/>R3.2 : </text:span><text:span text:style-name="T3">Explore</text:span><text:span text:style-name="T2"> Destination</text:span><text:span text:style-name="T3">s/Activities</text:span></text:p>
      <text:p text:style-name="P14"><text:span text:style-name="T3"><text:tab/><text:tab/></text:span><text:span text:style-name="T7">INPUT : <text:s/></text:span><text:span text:style-name="T8">User Selection</text:span></text:p>
      <text:p text:style-name="P14"><text:span text:style-name="T7"><text:tab/><text:tab/>OUTPUT : Destination</text:span><text:span text:style-name="T3">s/Activities</text:span><text:span text:style-name="T7"> </text:span><text:span text:style-name="T8">Details</text:span></text:p>
      <text:p text:style-name="P6"><text:span text:style-name="T2"><text:tab/></text:span><text:span text:style-name="T3">R3.3 : Generate </text:span><text:span text:style-name="T4">wish list</text:span></text:p>
      <text:p text:style-name="P14"><text:span text:style-name="T4"><text:tab/><text:tab/></text:span><text:span text:style-name="T7">INPUT : </text:span><text:span text:style-name="T8">User wish</text:span></text:p>
      <text:p text:style-name="P14"><text:span text:style-name="T7"><text:tab/><text:tab/>OUTPUT : </text:span><text:span text:style-name="T8">Updated wish list</text:span></text:p>
      <text:p text:style-name="P6"><text:span text:style-name="T2"><text:tab/></text:span><text:span text:style-name="T3">R3.4 : Create Plan</text:span></text:p>
      <text:p text:style-name="P14"><text:span text:style-name="T3"><text:tab/><text:tab/></text:span><text:span text:style-name="T7">INPUT : <text:s/></text:span><text:span text:style-name="T8">Select Destinations/activities/rest and visiting timing </text:span></text:p>
      <text:p text:style-name="P14"><text:span text:style-name="T7"><text:tab/><text:tab/>OUTPUT : </text:span><text:span text:style-name="T8">Schedule list</text:span></text:p>
      <text:p text:style-name="P6"><text:span text:style-name="T3"><text:tab/>R3.5 : e-Ticket booking for </text:span><text:span text:style-name="T4">activities</text:span></text:p>
      <text:p text:style-name="P14"><text:span text:style-name="T4"><text:tab/><text:tab/></text:span><text:span text:style-name="T7">INPUT : <text:s/></text:span><text:span text:style-name="T8">User Selection</text:span></text:p>
      <text:p text:style-name="P14"><text:span text:style-name="T7"><text:tab/><text:tab/>OUTPUT : </text:span><text:span text:style-name="T8">Appropriate message</text:span></text:p>
      <text:p text:style-name="P6"><text:span text:style-name="T4"><text:s/><text:tab/>R3.</text:span><text:span text:style-name="T5">6</text:span><text:span text:style-name="T4"> : Review Destination/Activities</text:span></text:p>
      <text:p text:style-name="P14"><text:span text:style-name="T4"><text:tab/><text:tab/></text:span><text:span text:style-name="T7">INPUT : <text:s/></text:span><text:span text:style-name="T8">User Review</text:span></text:p>
      <text:p text:style-name="P14"><text:span text:style-name="T7"><text:tab/><text:tab/>OUTPUT : </text:span><text:span text:style-name="T8">Affirmation</text:span></text:p>
      <text:p text:style-name="P6"><text:span text:style-name="T2">R4 : </text:span><text:span text:style-name="T10">Hotel/</text:span><text:span text:style-name="T11">taxi</text:span></text:p>
      <text:p text:style-name="P6"><text:span text:style-name="T2"><text:tab/>R4.1 : Search Hotel/</text:span><text:span text:style-name="T3">vehicle provider</text:span></text:p>
      <text:p text:style-name="P14"><text:span text:style-name="T3"><text:tab/><text:tab/></text:span><text:span text:style-name="T7">INPUT : <text:s/></text:span><text:span text:style-name="T8">User Selection</text:span></text:p>
      <text:p text:style-name="P14"><text:soft-page-break/><text:span text:style-name="T7"><text:tab/><text:tab/>OUTPUT : </text:span><text:span text:style-name="T8">Appropriate Result</text:span></text:p>
      <text:p text:style-name="P6"><text:span text:style-name="T2"><text:tab/>R4.2 : </text:span><text:span text:style-name="T5">Find</text:span><text:span text:style-name="T2"> Hotel/</text:span><text:span text:style-name="T3">vehicle provider</text:span></text:p>
      <text:p text:style-name="P14"><text:span text:style-name="T3"><text:tab/><text:tab/></text:span><text:span text:style-name="T7">INPUT : <text:s/></text:span><text:span text:style-name="T8">User Selection</text:span></text:p>
      <text:p text:style-name="P14"><text:span text:style-name="T7"><text:tab/><text:tab/>OUTPUT : </text:span><text:span text:style-name="T8">Appropriate Result</text:span><text:span text:style-name="T3"><text:tab/><text:tab/></text:span></text:p>
      <text:p text:style-name="P6"><text:span text:style-name="T2"><text:tab/>R4.3 : </text:span><text:span text:style-name="T3">Rent Room(s)/vehicle</text:span></text:p>
      <text:p text:style-name="P14"><text:span text:style-name="T4"><text:tab/><text:tab/></text:span><text:span text:style-name="T7">INPUT : <text:s/></text:span><text:span text:style-name="T8">User Selection</text:span></text:p>
      <text:p text:style-name="P14"><text:span text:style-name="T7"><text:tab/><text:tab/>OUTPUT : </text:span><text:span text:style-name="T8">Appropriate message</text:span></text:p>
      <text:p text:style-name="P6"><text:span text:style-name="T2">R</text:span><text:span text:style-name="T3">5</text:span><text:span text:style-name="T2"> : </text:span><text:span text:style-name="T10">Feedback/</text:span><text:span text:style-name="T12">Experience</text:span></text:p>
      <text:p text:style-name="P6"><text:span text:style-name="T2"><text:tab/>R</text:span><text:span text:style-name="T3">5</text:span><text:span text:style-name="T2">.1 : Read Feedback</text:span></text:p>
      <text:p text:style-name="P14"><text:span text:style-name="T4"><text:tab/><text:tab/></text:span><text:span text:style-name="T7">INPUT : <text:s/></text:span><text:span text:style-name="T8">User Selection</text:span></text:p>
      <text:p text:style-name="P14"><text:span text:style-name="T7"><text:tab/><text:tab/>OUTPUT : </text:span><text:span text:style-name="T8">Appropriate feedback</text:span></text:p>
      <text:p text:style-name="P6"><text:span text:style-name="T2"><text:tab/>R</text:span><text:span text:style-name="T3">5</text:span><text:span text:style-name="T2">.2 : Write a Feedback</text:span></text:p>
      <text:p text:style-name="P14"><text:span text:style-name="T4"><text:tab/><text:tab/></text:span><text:span text:style-name="T7">INPUT : <text:s/></text:span><text:span text:style-name="T8">User feedback</text:span></text:p>
      <text:p text:style-name="P14"><text:span text:style-name="T7"><text:tab/><text:tab/>OUTPUT : </text:span><text:span text:style-name="T8">Appropriate message</text:span></text:p>
      <text:p text:style-name="P6"><text:span text:style-name="T2">R</text:span><text:span text:style-name="T4">6</text:span><text:span text:style-name="T2"> : </text:span><text:span text:style-name="T12">Statistics</text:span></text:p>
      <text:p text:style-name="P6"><text:span text:style-name="T2"><text:tab/>R</text:span><text:span text:style-name="T4">6</text:span><text:span text:style-name="T2">.1 : </text:span><text:span text:style-name="T5">View</text:span><text:span text:style-name="T4"> reports</text:span></text:p>
      <text:p text:style-name="P14"><text:span text:style-name="T4"><text:tab/><text:tab/></text:span><text:span text:style-name="T7">INPUT : <text:s/></text:span><text:span text:style-name="T8">User Selection</text:span></text:p>
      <text:p text:style-name="P14"><text:span text:style-name="T7"><text:tab/><text:tab/>OUTPUT : </text:span><text:span text:style-name="T8">Appropriate Report</text:span></text:p>
      <text:p text:style-name="P6"><text:span text:style-name="T2"><text:tab/>R</text:span><text:span text:style-name="T4">6</text:span><text:span text:style-name="T2">.2 : </text:span><text:span text:style-name="T5">View</text:span><text:span text:style-name="T4">/Save/</text:span><text:span text:style-name="T5">Print</text:span><text:span text:style-name="T4"> </text:span><text:span text:style-name="T5">purchases</text:span></text:p>
      <text:p text:style-name="P14"><text:span text:style-name="T4"><text:tab/><text:tab/></text:span><text:span text:style-name="T7">INPUT : <text:s/></text:span><text:span text:style-name="T8">User Selection</text:span></text:p>
      <text:p text:style-name="P14"><text:span text:style-name="T7"><text:tab/><text:tab/>OUTPUT : </text:span><text:span text:style-name="T5">View</text:span><text:span text:style-name="T4">/Save/</text:span><text:span text:style-name="T5">Print</text:span><text:span text:style-name="T4"> </text:span><text:span text:style-name="T5">purchases</text:span></text:p>
      <text:p text:style-name="P6"><text:span text:style-name="T5"/></text:p>
      <text:p text:style-name="P7"><text:soft-page-break/><text:span text:style-name="T5">A</text:span><text:span text:style-name="T2">GENT</text:span></text:p>
      <text:p text:style-name="P10"><text:span text:style-name="T2">R1 : </text:span><text:span text:style-name="T13">Log-in</text:span></text:p>
      <text:p text:style-name="P10"><text:span text:style-name="T2"><text:tab/>R1.1 : </text:span><text:span text:style-name="T5">Log-in</text:span></text:p>
      <text:p text:style-name="P14"><text:span text:style-name="T5"><text:tab/><text:tab/></text:span><text:span text:style-name="T7">INPUT : User credentials </text:span></text:p>
      <text:p text:style-name="P14"><text:span text:style-name="T7"><text:tab/><text:tab/>OUTPUT : Appropriate message</text:span></text:p>
      <text:p text:style-name="P10"><text:span text:style-name="T2"><text:tab/>R1.2 : Sign-Up</text:span></text:p>
      <text:p text:style-name="P14"><text:span text:style-name="T2"><text:tab/><text:tab/></text:span><text:span text:style-name="T7">INPUT : User credentials </text:span></text:p>
      <text:p text:style-name="P14"><text:span text:style-name="T7"><text:tab/><text:tab/>OUTPUT : Appropriate message</text:span></text:p>
      <text:p text:style-name="P10"><text:span text:style-name="T2">R2 : </text:span><text:span text:style-name="T13">Travel</text:span><text:span text:style-name="T5"> </text:span><text:span text:style-name="T10">Packages</text:span></text:p>
      <text:p text:style-name="P10"><text:span text:style-name="T2"><text:tab/>R2.1 : </text:span><text:span text:style-name="T6">Add Packages</text:span></text:p>
      <text:p text:style-name="P14"><text:span text:style-name="T6"><text:tab/><text:tab/></text:span><text:span text:style-name="T7">INPUT : </text:span><text:span text:style-name="T8">Package</text:span><text:span text:style-name="T7"> credentials </text:span></text:p>
      <text:p text:style-name="P14"><text:span text:style-name="T7"><text:tab/><text:tab/>OUTPUT : Appropriate message</text:span></text:p>
      <text:p text:style-name="P10"><text:span text:style-name="T2"><text:tab/>R2.</text:span><text:span text:style-name="T4">2</text:span><text:span text:style-name="T2"> : </text:span><text:span text:style-name="T6">View</text:span><text:span text:style-name="T2"> </text:span><text:span text:style-name="T4">Review</text:span><text:span text:style-name="T6">s</text:span></text:p>
      <text:p text:style-name="P14"><text:span text:style-name="T6"><text:tab/><text:tab/></text:span><text:span text:style-name="T7">INPUT : <text:s/></text:span><text:span text:style-name="T8">User </text:span><text:span text:style-name="T9">Selection</text:span></text:p>
      <text:p text:style-name="P14"><text:span text:style-name="T7"><text:tab/><text:tab/>OUTPUT : </text:span><text:span text:style-name="T9">View Reviews</text:span></text:p>
      <text:p text:style-name="P10"><text:span text:style-name="T6"><text:tab/><text:tab/></text:span></text:p>
      <text:p text:style-name="P10"><text:span text:style-name="T2">R3 : </text:span><text:span text:style-name="T14">Event</text:span><text:span text:style-name="T12"> and <text:s/>Activities</text:span></text:p>
      <text:p text:style-name="P10"><text:span text:style-name="T12"><text:tab/></text:span><text:span text:style-name="T16">R3.</text:span><text:span text:style-name="T17">1</text:span><text:span text:style-name="T16"> : </text:span><text:span text:style-name="T17">Add activity</text:span></text:p>
      <text:p text:style-name="P15"><text:span text:style-name="T17"><text:tab/><text:tab/></text:span><text:span text:style-name="T18">INPUT : <text:s/></text:span><text:span text:style-name="T20">Activity</text:span><text:span text:style-name="T18"> credentials </text:span></text:p>
      <text:p text:style-name="P15"><text:span text:style-name="T18"><text:tab/><text:tab/>OUTPUT : </text:span><text:span text:style-name="T19">Affirmation</text:span></text:p>
      <text:p text:style-name="P10"><text:span text:style-name="T2"><text:tab/></text:span><text:span text:style-name="T3">R3.</text:span><text:span text:style-name="T6">2</text:span><text:span text:style-name="T3"> : </text:span><text:span text:style-name="T6">Provide </text:span><text:span text:style-name="T3">e-Ticket booking</text:span><text:span text:style-name="T6">s</text:span><text:span text:style-name="T3"> for </text:span><text:span text:style-name="T4">activities</text:span></text:p>
      <text:p text:style-name="P15"><text:span text:style-name="T17"><text:tab/><text:tab/></text:span><text:span text:style-name="T18">INPUT : <text:s/></text:span><text:span text:style-name="T20">Activity</text:span><text:span text:style-name="T18"> </text:span><text:span text:style-name="T20">booking guide</text:span><text:span text:style-name="T18"> </text:span></text:p>
      <text:p text:style-name="P15"><text:soft-page-break/><text:span text:style-name="T18"><text:tab/><text:tab/>OUTPUT : </text:span><text:span text:style-name="T19">A</text:span><text:span text:style-name="T20">ppropriate message</text:span></text:p>
      <text:p text:style-name="P10"><text:span text:style-name="T4"><text:s/><text:tab/>R3.</text:span><text:span text:style-name="T6">3</text:span><text:span text:style-name="T4"> : </text:span><text:span text:style-name="T6">View </text:span><text:span text:style-name="T4">Review</text:span></text:p>
      <text:p text:style-name="P15"><text:span text:style-name="T6"><text:tab/><text:tab/></text:span><text:span text:style-name="T7">INPUT : <text:s/></text:span><text:span text:style-name="T8">User </text:span><text:span text:style-name="T9">Selection</text:span></text:p>
      <text:p text:style-name="P15"><text:span text:style-name="T7"><text:tab/><text:tab/>OUTPUT : </text:span><text:span text:style-name="T9">View Reviews</text:span></text:p>
      <text:p text:style-name="P10"><text:span text:style-name="T2">R4 : </text:span><text:span text:style-name="T10">Hotel/</text:span><text:span text:style-name="T11">taxi</text:span></text:p>
      <text:p text:style-name="P10"><text:span text:style-name="T2"><text:tab/>R4.1 : </text:span><text:span text:style-name="T6">Add</text:span><text:span text:style-name="T2"> Hotel/</text:span><text:span text:style-name="T3">vehicle</text:span></text:p>
      <text:p text:style-name="P15"><text:span text:style-name="T17"><text:tab/><text:tab/></text:span><text:span text:style-name="T18">INPUT : <text:s/>Hotel/</text:span><text:span text:style-name="T16">vehicle</text:span><text:span text:style-name="T18"> credentials </text:span></text:p>
      <text:p text:style-name="P15"><text:span text:style-name="T18"><text:tab/><text:tab/>OUTPUT : </text:span><text:span text:style-name="T19">Affirmation</text:span></text:p>
      <text:p text:style-name="P10"><text:span text:style-name="T2"><text:tab/>R4.</text:span><text:span text:style-name="T7">2</text:span><text:span text:style-name="T2"> : </text:span><text:span text:style-name="T7">View Review(s)</text:span></text:p>
      <text:p text:style-name="P15"><text:span text:style-name="T6"><text:tab/><text:tab/></text:span><text:span text:style-name="T7">INPUT : <text:s/></text:span><text:span text:style-name="T8">User </text:span><text:span text:style-name="T9">Selection</text:span></text:p>
      <text:p text:style-name="P15"><text:span text:style-name="T7"><text:tab/><text:tab/>OUTPUT : </text:span><text:span text:style-name="T9">View Reviews</text:span></text:p>
      <text:p text:style-name="P10"><text:span text:style-name="T2">R</text:span><text:span text:style-name="T3">5</text:span><text:span text:style-name="T2"> : </text:span><text:span text:style-name="T10">Feedback/</text:span><text:span text:style-name="T12">Experience</text:span></text:p>
      <text:p text:style-name="P10"><text:span text:style-name="T2"><text:tab/>R</text:span><text:span text:style-name="T3">5</text:span><text:span text:style-name="T2">.</text:span><text:span text:style-name="T7">1</text:span><text:span text:style-name="T2"> : Write a Feedback</text:span></text:p>
      <text:p text:style-name="P15"><text:span text:style-name="T6"><text:tab/><text:tab/></text:span><text:span text:style-name="T7">INPUT : <text:s/></text:span><text:span text:style-name="T9">Feedback</text:span></text:p>
      <text:p text:style-name="P15"><text:span text:style-name="T7"><text:tab/><text:tab/>OUTPUT : </text:span><text:span text:style-name="T9">Appropriate message</text:span></text:p>
      <text:p text:style-name="P10"><text:span text:style-name="T2"><text:tab/>R</text:span><text:span text:style-name="T3">5</text:span><text:span text:style-name="T2">.</text:span><text:span text:style-name="T7">2</text:span><text:span text:style-name="T2"> : Submit a Feedback</text:span></text:p>
      <text:p text:style-name="P15"><text:span text:style-name="T6"><text:tab/><text:tab/></text:span><text:span text:style-name="T7">INPUT : <text:s/></text:span><text:span text:style-name="T8">User </text:span><text:span text:style-name="T9">Selection</text:span></text:p>
      <text:p text:style-name="P15"><text:span text:style-name="T7"><text:tab/><text:tab/>OUTPUT : </text:span><text:span text:style-name="T9">Affirmation</text:span></text:p>
      <text:p text:style-name="P10"><text:span text:style-name="T2">R</text:span><text:span text:style-name="T4">6</text:span><text:span text:style-name="T2"> : </text:span><text:span text:style-name="T12">Statistics</text:span></text:p>
      <text:p text:style-name="P10"><text:span text:style-name="T2"><text:tab/>R</text:span><text:span text:style-name="T4">6</text:span><text:span text:style-name="T2">.1 : </text:span><text:span text:style-name="T7">Generate</text:span><text:span text:style-name="T4"> reports</text:span></text:p>
      <text:p text:style-name="P15"><text:span text:style-name="T6"><text:tab/><text:tab/></text:span><text:span text:style-name="T7">INPUT : <text:s/></text:span><text:span text:style-name="T8">User </text:span><text:span text:style-name="T9">Selection</text:span></text:p>
      <text:p text:style-name="P15"><text:span text:style-name="T7"><text:tab/><text:tab/>OUTPUT : </text:span><text:span text:style-name="T9">Reports</text:span></text:p>
      <text:p text:style-name="P10"><text:soft-page-break/><text:span text:style-name="T2"><text:tab/>R</text:span><text:span text:style-name="T4">6</text:span><text:span text:style-name="T2">.2 : </text:span><text:span text:style-name="T5">View</text:span><text:span text:style-name="T4">/Save/</text:span><text:span text:style-name="T5">Print</text:span><text:span text:style-name="T4"> </text:span><text:span text:style-name="T7">reports</text:span></text:p>
      <text:p text:style-name="P15"><text:span text:style-name="T6"><text:tab/><text:tab/></text:span><text:span text:style-name="T7">INPUT : <text:s/></text:span><text:span text:style-name="T8">User </text:span><text:span text:style-name="T9">Selection</text:span></text:p>
      <text:p text:style-name="P15"><text:span text:style-name="T7"><text:tab/><text:tab/>OUTPUT : </text:span><text:span text:style-name="T9">View Reports</text:span></text:p>
      <text:p text:style-name="P7"><text:span text:style-name="T5"/></text:p>
      <text:p text:style-name="P9"><text:span text:style-name="T4">A</text:span><text:span text:style-name="T7">DMIN</text:span></text:p>
      <text:p text:style-name="Standard"><text:span text:style-name="T2">R1 : </text:span><text:span text:style-name="T15">Log in</text:span></text:p>
      <text:p text:style-name="Standard"><text:span text:style-name="T2"><text:tab/>R1.1 : </text:span><text:span text:style-name="T7">Log-in</text:span><text:span text:style-name="T2"> </text:span><text:span text:style-name="T3">admin</text:span></text:p>
      <text:p text:style-name="P15"><text:span text:style-name="T17"><text:tab/><text:tab/></text:span><text:span text:style-name="T18">INPUT : <text:s/></text:span><text:span text:style-name="T20">admin</text:span><text:span text:style-name="T18"> credentials </text:span></text:p>
      <text:p text:style-name="P15"><text:span text:style-name="T18"><text:tab/><text:tab/>OUTPUT : </text:span><text:span text:style-name="T19">Affirmation</text:span><text:span text:style-name="T3"><text:tab/><text:tab/></text:span></text:p>
      <text:p text:style-name="Standard"><text:span text:style-name="T2"><text:tab/>R1.2 : Sign-Up </text:span><text:span text:style-name="T3">a</text:span><text:span text:style-name="T9">dmin</text:span></text:p>
      <text:p text:style-name="P15"><text:span text:style-name="T17"><text:tab/><text:tab/></text:span><text:span text:style-name="T18">INPUT : <text:s/></text:span><text:span text:style-name="T20">Admin</text:span><text:span text:style-name="T18"> credentials </text:span></text:p>
      <text:p text:style-name="P15"><text:span text:style-name="T18"><text:tab/><text:tab/>OUTPUT : </text:span><text:span text:style-name="T19">Affirmation</text:span></text:p>
      <text:p text:style-name="P15"><text:span text:style-name="T9"/></text:p>
      <text:p text:style-name="Standard"><text:span text:style-name="T2">R2 : </text:span><text:span text:style-name="T13">Travel</text:span><text:span text:style-name="T5"> </text:span><text:span text:style-name="T10">Packages</text:span></text:p>
      <text:p text:style-name="P11"><text:span text:style-name="T2"><text:tab/></text:span><text:span text:style-name="T7">R2.1 : Review Package adding request by agents</text:span></text:p>
      <text:p text:style-name="P15"><text:span text:style-name="T17"><text:tab/><text:tab/></text:span><text:span text:style-name="T18">INPUT : <text:s/></text:span><text:span text:style-name="T20">Packages details</text:span><text:span text:style-name="T18"> </text:span></text:p>
      <text:p text:style-name="P15"><text:span text:style-name="T18"><text:tab/><text:tab/>OUTPUT : </text:span><text:span text:style-name="T19">Affirmation</text:span></text:p>
      <text:p text:style-name="P11"><text:span text:style-name="T2"><text:tab/>R2.1 : </text:span><text:span text:style-name="T7">Add</text:span><text:span text:style-name="T2"> Packages</text:span></text:p>
      <text:p text:style-name="P15"><text:span text:style-name="T17"><text:tab/><text:tab/></text:span><text:span text:style-name="T18">INPUT : <text:s/></text:span><text:span text:style-name="T20">Add package command</text:span></text:p>
      <text:p text:style-name="P15"><text:span text:style-name="T18"><text:tab/><text:tab/>OUTPUT : </text:span><text:span text:style-name="T19">Affirmation</text:span></text:p>
      <text:p text:style-name="P15"><text:span text:style-name="T2"/></text:p>
      <text:p text:style-name="Standard"><text:span text:style-name="T2">R3 : </text:span><text:span text:style-name="T12">Destinations and <text:s/>Activities</text:span></text:p>
      <text:p text:style-name="P11"><text:soft-page-break/><text:span text:style-name="T2"><text:tab/></text:span><text:span text:style-name="T7">R3.1 : Review Activities adding/update request by agents</text:span></text:p>
      <text:p text:style-name="P15"><text:span text:style-name="T17"><text:tab/><text:tab/></text:span><text:span text:style-name="T18">INPUT : <text:s/>Activities</text:span><text:span text:style-name="T20"> details</text:span><text:span text:style-name="T18"> </text:span></text:p>
      <text:p text:style-name="P15"><text:span text:style-name="T18"><text:tab/><text:tab/>OUTPUT : </text:span><text:span text:style-name="T19">Affirmation</text:span></text:p>
      <text:p text:style-name="P15"><text:span text:style-name="T7"/></text:p>
      <text:p text:style-name="P11"><text:span text:style-name="T2"><text:tab/>R</text:span><text:span text:style-name="T7">3.</text:span><text:span text:style-name="T2">2 : </text:span><text:span text:style-name="T7">Add</text:span><text:span text:style-name="T2"> </text:span><text:span text:style-name="T7">Activity</text:span></text:p>
      <text:p text:style-name="P15"><text:span text:style-name="T17"><text:tab/><text:tab/></text:span><text:span text:style-name="T18">INPUT : <text:s/></text:span><text:span text:style-name="T20">Add package command</text:span></text:p>
      <text:p text:style-name="P15"><text:span text:style-name="T18"><text:tab/><text:tab/>OUTPUT : </text:span><text:span text:style-name="T19">Affirmation</text:span></text:p>
      <text:p text:style-name="P15"><text:span text:style-name="T7"/></text:p>
      <text:p text:style-name="P11"><text:span text:style-name="T2"><text:tab/>R3.</text:span><text:span text:style-name="T7">3</text:span><text:span text:style-name="T2"> : </text:span><text:span text:style-name="T7">Add</text:span><text:span text:style-name="T2"> Destinations</text:span></text:p>
      <text:p text:style-name="P15"><text:span text:style-name="T17"><text:tab/><text:tab/></text:span><text:span text:style-name="T18">INPUT : <text:s/></text:span><text:span text:style-name="T20">Add Destination command</text:span></text:p>
      <text:p text:style-name="P15"><text:span text:style-name="T18"><text:tab/><text:tab/>OUTPUT : </text:span><text:span text:style-name="T19">Affirmation</text:span></text:p>
      <text:p text:style-name="P15"><text:span text:style-name="T2"/></text:p>
      <text:p text:style-name="Standard"><text:span text:style-name="T3"><text:tab/>R3.</text:span><text:span text:style-name="T7">4</text:span><text:span text:style-name="T3"> : </text:span><text:span text:style-name="T9">P</text:span><text:span text:style-name="T7">rovide</text:span><text:span text:style-name="T3"> e-Ticket booking </text:span><text:span text:style-name="T7">facility</text:span><text:span text:style-name="T3"> for </text:span><text:span text:style-name="T7">Government Controlled Activities</text:span></text:p>
      <text:p text:style-name="P15"><text:span text:style-name="T17"><text:tab/><text:tab/></text:span><text:span text:style-name="T18">INPUT : <text:s/></text:span><text:span text:style-name="T20">Add booking details</text:span></text:p>
      <text:p text:style-name="P15"><text:span text:style-name="T18"><text:tab/><text:tab/>OUTPUT : </text:span><text:span text:style-name="T19">Affirmation</text:span></text:p>
      <text:p text:style-name="P15"><text:span text:style-name="T7"/></text:p>
      <text:p text:style-name="P2"><text:span text:style-name="T3"><text:tab/></text:span><text:span text:style-name="T4">R3.</text:span><text:span text:style-name="T7">5</text:span><text:span text:style-name="T4"> : Remove Destination/Activities</text:span></text:p>
      <text:p text:style-name="P15"><text:span text:style-name="T17"><text:tab/><text:tab/></text:span><text:span text:style-name="T18">INPUT : <text:s/></text:span><text:span text:style-name="T20">remove </text:span><text:span text:style-name="T21">Destination/Activities</text:span><text:span text:style-name="T20"> command</text:span></text:p>
      <text:p text:style-name="P15"><text:span text:style-name="T18"><text:tab/><text:tab/>OUTPUT : </text:span><text:span text:style-name="T19">Affirmation</text:span></text:p>
      <text:p text:style-name="P15"><text:span text:style-name="T4"/></text:p>
      <text:p text:style-name="P2"><text:span text:style-name="T4"/></text:p>
      <text:p text:style-name="Standard"><text:span text:style-name="T3"/></text:p>
      <text:p text:style-name="Standard"><text:span text:style-name="T2">R4 : </text:span><text:span text:style-name="T10">Hotel/</text:span><text:span text:style-name="T15">Vehicle</text:span></text:p>
      <text:p text:style-name="P12"><text:soft-page-break/><text:span text:style-name="T3"><text:tab/></text:span><text:span text:style-name="T7">R4.1 : Review Hotel/Vehicle adding/update request by agents</text:span></text:p>
      <text:p text:style-name="P15"><text:span text:style-name="T17"><text:tab/><text:tab/></text:span><text:span text:style-name="T18">INPUT : <text:s/>Hotel/Vehicle</text:span><text:span text:style-name="T20"> details</text:span><text:span text:style-name="T18"> </text:span></text:p>
      <text:p text:style-name="P15"><text:span text:style-name="T18"><text:tab/><text:tab/>OUTPUT : </text:span><text:span text:style-name="T19">Affirmation</text:span></text:p>
      <text:p text:style-name="P13"><text:span text:style-name="T7"/></text:p>
      <text:p text:style-name="P1"><text:span text:style-name="T2"><text:tab/>R4.</text:span><text:span text:style-name="T7">2</text:span><text:span text:style-name="T2"> : </text:span><text:span text:style-name="T7">Add/Remove/Update Hotel/Vehicle</text:span></text:p>
      <text:p text:style-name="P15"><text:span text:style-name="T17"><text:tab/><text:tab/></text:span><text:span text:style-name="T18">INPUT : <text:s/>Add/Remove/Update</text:span><text:span text:style-name="T20"> </text:span><text:span text:style-name="T18">Hotel/Vehicle </text:span><text:span text:style-name="T20">command</text:span></text:p>
      <text:p text:style-name="P15"><text:span text:style-name="T18"><text:tab/><text:tab/>OUTPUT : </text:span><text:span text:style-name="T19">Affirmation</text:span></text:p>
      <text:p text:style-name="P15"><text:span text:style-name="T4"/></text:p>
      <text:p text:style-name="Standard"><text:span text:style-name="T2">R</text:span><text:span text:style-name="T7">5</text:span><text:span text:style-name="T2"> : </text:span><text:span text:style-name="T12">Statistics</text:span></text:p>
      <text:p text:style-name="P13"><text:span text:style-name="T4"><text:tab/>R6.1 : </text:span><text:span text:style-name="T7">Generate</text:span><text:span text:style-name="T4"> reports</text:span></text:p>
      <text:p text:style-name="P15"><text:span text:style-name="T6"><text:tab/><text:tab/></text:span><text:span text:style-name="T7">INPUT : <text:s/></text:span><text:span text:style-name="T8">User </text:span><text:span text:style-name="T9">Selection</text:span></text:p>
      <text:p text:style-name="P15"><text:span text:style-name="T7"><text:tab/><text:tab/>OUTPUT : </text:span><text:span text:style-name="T9">Reports</text:span></text:p>
      <text:p text:style-name="P15"><text:span text:style-name="T2"><text:tab/>R</text:span><text:span text:style-name="T4">6</text:span><text:span text:style-name="T2">.2 : </text:span><text:span text:style-name="T5">View</text:span><text:span text:style-name="T4">/Save/</text:span><text:span text:style-name="T5">Print</text:span><text:span text:style-name="T4"> </text:span><text:span text:style-name="T7">reports</text:span></text:p>
      <text:p text:style-name="P15"><text:span text:style-name="T6"><text:tab/><text:tab/></text:span><text:span text:style-name="T7">INPUT : <text:s/></text:span><text:span text:style-name="T8">User </text:span><text:span text:style-name="T9">Selection</text:span></text:p>
      <text:p text:style-name="P15"><text:span text:style-name="T7"><text:tab/><text:tab/>OUTPUT : </text:span><text:span text:style-name="T9">View Reports</text:span></text:p>
      <text:p text:style-name="P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hruti" svg:font-family="Shrut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Shruti" style:font-size-complex="11pt" style:language-complex="gu" style:country-complex="IN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Shruti" style:font-size-complex="11pt" style:language-complex="gu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user1 </dc:creator>
    <meta:editing-cycles>5</meta:editing-cycles>
    <meta:creation-date>2019-07-10T12:13:00</meta:creation-date>
    <dc:date>2019-07-11T07:23:00.293830540</dc:date>
    <meta:editing-duration>PT17M40S</meta:editing-duration>
    <meta:generator>LibreOffice/4.3.7.2$Linux_X86_64 LibreOffice_project/430$Build-2</meta:generator>
    <meta:document-statistic meta:table-count="0" meta:image-count="0" meta:object-count="0" meta:page-count="8" meta:paragraph-count="155" meta:word-count="615" meta:character-count="4096" meta:non-whitespace-character-count="33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